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pple-system, BlinkMacSystemFon" fo:font-weight="bold" style:font-weight-asian="bold" style:font-weight-complex="bold" fo:color="#24292F" fo:font-size="20pt" style:font-size-asian="20pt" style:font-size-complex="20pt"/>
    </style:style>
    <style:style style:name="P2" style:parent-style-name="Standard" style:family="paragraph">
      <style:text-properties style:font-name="apple-system, BlinkMacSystemFon" fo:color="#24292F" fo:font-size="20pt" style:font-size-asian="20pt" style:font-size-complex="20pt"/>
    </style:style>
    <style:style style:name="P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4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5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T6" style:parent-style-name="DefaultParagraphFont" style:family="text">
      <style:text-properties style:font-name="Trebuchet MS" fo:font-weight="bold" style:font-weight-asian="bold" style:font-weight-complex="bold" fo:color="#E45649" fo:font-size="10pt" style:font-size-asian="10pt" style:font-size-complex="10pt" fo:background-color="#FAFAFA"/>
    </style:style>
    <style:style style:name="T7" style:parent-style-name="DefaultParagraphFont" style:family="text">
      <style:text-properties style:font-name="apple-system, BlinkMacSystemFon" fo:color="#24292F" fo:background-color="#FAFAFA"/>
    </style:style>
    <style:style style:name="P8" style:parent-style-name="Standard" style:family="paragraph">
      <style:text-properties style:font-name="apple-system, BlinkMacSystemFon" fo:color="#24292F" fo:background-color="#FAFAFA"/>
    </style:style>
    <style:style style:name="P9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10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11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12" style:parent-style-name="DefaultParagraphFont" style:family="text">
      <style:text-properties style:font-name="apple-system, BlinkMacSystemFon" fo:color="#24292F" fo:background-color="#FAFAFA"/>
    </style:style>
    <style:style style:name="P13" style:parent-style-name="Standard" style:family="paragraph">
      <style:text-properties style:font-name="apple-system, BlinkMacSystemFon" fo:color="#24292F" fo:background-color="#FAFAFA"/>
    </style:style>
    <style:style style:name="P14" style:parent-style-name="Standard" style:family="paragraph">
      <style:text-properties style:font-name="apple-system, BlinkMacSystemFon" fo:color="#24292F" fo:background-color="#FAFAFA"/>
    </style:style>
    <style:style style:name="P15" style:parent-style-name="Standard" style:family="paragraph">
      <style:text-properties style:font-name="apple-system, BlinkMacSystemFon" fo:color="#24292F" fo:background-color="#FAFAFA"/>
    </style:style>
    <style:style style:name="P16" style:parent-style-name="Standard" style:family="paragraph">
      <style:text-properties style:font-name="apple-system, BlinkMacSystemFon" fo:color="#24292F" fo:background-color="#FAFAFA"/>
    </style:style>
    <style:style style:name="P17" style:parent-style-name="Standard" style:family="paragraph">
      <style:text-properties style:font-name="apple-system, BlinkMacSystemFon" fo:color="#24292F" fo:background-color="#FAFAFA"/>
    </style:style>
    <style:style style:name="P18" style:parent-style-name="Standard" style:family="paragraph">
      <style:text-properties style:font-name="apple-system, BlinkMacSystemFon" fo:color="#24292F" fo:background-color="#FAFAFA"/>
    </style:style>
    <style:style style:name="P19" style:parent-style-name="Standard" style:family="paragraph">
      <style:text-properties style:font-name="apple-system, BlinkMacSystemFon" fo:color="#24292F" fo:background-color="#FAFAFA"/>
    </style:style>
    <style:style style:name="P20" style:parent-style-name="Standard" style:family="paragraph">
      <style:text-properties style:font-name="apple-system, BlinkMacSystemFon" fo:color="#24292F" fo:background-color="#FAFAFA"/>
    </style:style>
    <style:style style:name="P21" style:parent-style-name="Standard" style:family="paragraph">
      <style:text-properties style:font-name="apple-system, BlinkMacSystemFon" fo:color="#24292F" fo:background-color="#FAFAFA"/>
    </style:style>
    <style:style style:name="P22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2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24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5" style:parent-style-name="DefaultParagraphFont" style:family="text">
      <style:text-properties style:font-name="apple-system, BlinkMacSystemFon" fo:color="#24292F" fo:background-color="#FAFAFA"/>
    </style:style>
    <style:style style:name="P26" style:parent-style-name="Standard" style:family="paragraph">
      <style:text-properties style:font-name="apple-system, BlinkMacSystemFon" fo:color="#24292F" fo:background-color="#FAFAFA"/>
    </style:style>
    <style:style style:name="T27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8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3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3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4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5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36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7" style:parent-style-name="DefaultParagraphFont" style:family="text">
      <style:text-properties style:font-name="apple-system, BlinkMacSystemFon" fo:color="#24292F" fo:background-color="#FAFAFA"/>
    </style:style>
    <style:style style:name="T38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9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4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4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4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43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44" style:parent-style-name="DefaultParagraphFont" style:family="text">
      <style:text-properties style:font-name="apple-system, BlinkMacSystemFon" fo:color="#24292F" fo:background-color="#FAFAFA"/>
    </style:style>
    <style:style style:name="P45" style:parent-style-name="Heading1" style:family="paragraph">
      <style:text-properties style:font-name="apple-system, BlinkMacSystemFon" fo:color="#24292F" fo:font-size="14pt" style:font-size-asian="14pt" style:font-size-complex="14pt" fo:background-color="#FAFAFA"/>
    </style:style>
    <style:style style:name="P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8" style:parent-style-name="DefaultParagraphFont" style:family="text">
      <style:text-properties style:font-name="apple-system, BlinkMacSystemFon" fo:color="#24292F" fo:background-color="#FAFAFA"/>
    </style:style>
    <style:style style:name="T49" style:parent-style-name="DefaultParagraphFont" style:family="text">
      <style:text-properties style:font-name="apple-system, BlinkMacSystemFon" style:font-name-asian="NSimSun" style:font-name-complex="Arial" fo:color="#24292F" fo:background-color="#FAFAFA"/>
    </style:style>
    <style:style style:name="T50" style:parent-style-name="DefaultParagraphFont" style:family="text">
      <style:text-properties style:font-name="apple-system, BlinkMacSystemFon" fo:color="#24292F" fo:background-color="#FAFAFA"/>
    </style:style>
    <style:style style:name="P51" style:parent-style-name="Heading4" style:family="paragraph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P52" style:parent-style-name="Heading4" style:family="paragraph">
      <style:paragraph-properties fo:margin-top="0in" fo:margin-bottom="0in"/>
    </style:style>
    <style:style style:name="T53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4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5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6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7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8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9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0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1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2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6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background-color="#FAFAFA"/>
    </style:style>
    <style:style style:name="T6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7" style:parent-style-name="DefaultParagraphFont" style:family="text">
      <style:text-properties style:font-name="apple-system, BlinkMacSystemFon" fo:color="#24292F"/>
    </style:style>
    <style:style style:name="T6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9" style:parent-style-name="DefaultParagraphFont" style:family="text">
      <style:text-properties style:font-name="apple-system, BlinkMacSystemFon" fo:color="#24292F"/>
    </style:style>
    <style:style style:name="T70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1" style:parent-style-name="DefaultParagraphFont" style:family="text">
      <style:text-properties style:font-name="apple-system, BlinkMacSystemFon" fo:color="#24292F"/>
    </style:style>
    <style:style style:name="T72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3" style:parent-style-name="DefaultParagraphFont" style:family="text">
      <style:text-properties style:font-name="apple-system, BlinkMacSystemFon" fo:color="#24292F"/>
    </style:style>
    <style:style style:name="T7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5" style:parent-style-name="DefaultParagraphFont" style:family="text">
      <style:text-properties style:font-name="apple-system, BlinkMacSystemFon" fo:color="#24292F"/>
    </style:style>
    <style:style style:name="T7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7" style:parent-style-name="DefaultParagraphFont" style:family="text">
      <style:text-properties style:font-name="apple-system, BlinkMacSystemFon" fo:color="#24292F"/>
    </style:style>
    <style:style style:name="P78" style:parent-style-name="Standard" style:family="paragraph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P79" style:parent-style-name="Standard" style:family="paragraph">
      <style:text-properties style:font-name="apple-system, BlinkMacSystemFon" fo:color="#24292F"/>
    </style:style>
    <style:style style:name="P80" style:parent-style-name="Standard" style:family="paragraph">
      <style:text-properties style:font-name="apple-system, BlinkMacSystemFon" fo:color="#24292F"/>
    </style:style>
    <style:style style:name="P81" style:parent-style-name="Standard" style:family="paragraph">
      <style:text-properties style:font-name="apple-system, BlinkMacSystemFon" fo:color="#24292F"/>
    </style:style>
    <style:style style:name="P82" style:parent-style-name="Standard" style:family="paragraph">
      <style:text-properties style:font-name="apple-system, BlinkMacSystemFon" fo:color="#24292F" fo:background-color="#FAFAFA"/>
    </style:style>
    <style:style style:name="P83" style:parent-style-name="Standard" style:family="paragraph">
      <style:text-properties style:font-name="apple-system, BlinkMacSystemFon" fo:color="#24292F"/>
    </style:style>
    <style:style style:name="P84" style:parent-style-name="Heading1" style:family="paragraph">
      <style:paragraph-properties fo:margin-top="0in" fo:margin-bottom="0in"/>
      <style:text-properties style:font-name="apple-system, BlinkMacSystemFon" fo:color="#24292F" fo:font-size="14pt" style:font-size-asian="14pt" style:font-size-complex="14pt" fo:background-color="#FAFAFA"/>
    </style:style>
    <style:style style:name="T85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6" style:parent-style-name="DefaultParagraphFont" style:family="text">
      <style:text-properties style:font-name="apple-system, BlinkMacSystemFon" fo:color="#24292F"/>
    </style:style>
    <style:style style:name="T87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9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3" style:parent-style-name="Heading4" style:family="paragraph">
      <style:paragraph-properties fo:margin-top="0in" fo:margin-bottom="0in"/>
      <style:text-properties style:font-name="apple-system, BlinkMacSystemFon" fo:font-weight="normal" style:font-weight-asian="normal" fo:font-style="normal" style:font-style-asian="normal" fo:color="#24292F" fo:font-size="12pt" style:font-size-asian="12pt" style:font-size-complex="12pt"/>
    </style:style>
    <style:style style:name="T94" style:parent-style-name="DefaultParagraphFont" style:family="text">
      <style:text-properties style:font-name="apple-system, BlinkMacSystemFon" fo:color="#24292F"/>
    </style:style>
    <style:style style:name="T95" style:parent-style-name="DefaultParagraphFont" style:family="text">
      <style:text-properties style:font-name="apple-system, BlinkMacSystemFon" fo:color="#24292F"/>
    </style:style>
    <style:style style:name="T96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7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8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9" style:parent-style-name="Emphasis" style:family="text">
      <style:text-properties style:font-name="apple-system, BlinkMacSystemFon" fo:font-style="normal" style:font-style-asian="normal" fo:color="#24292F" fo:font-size="10pt" style:font-size-asian="10pt" style:font-size-complex="10pt" fo:background-color="#FAFAFA"/>
    </style:style>
    <style:style style:name="T10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101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/>
    </style:style>
    <style:style style:name="P10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103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4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5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6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7" style:parent-style-name="Textbody" style:family="paragraph">
      <style:paragraph-properties fo:margin-bottom="0in" fo:line-height="100%"/>
    </style:style>
    <style:style style:name="T108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09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1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2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1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115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2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21" style:parent-style-name="Heading4" style:family="paragraph">
      <style:paragraph-properties fo:margin-top="0in" fo:margin-bottom="0in"/>
    </style:style>
    <style:style style:name="T122" style:parent-style-name="DefaultParagraphFont" style:family="text">
      <style:text-properties style:font-name="apple-system, BlinkMacSystemFon" style:font-name-asian="NSimSun" fo:color="#24292F" fo:background-color="#FAFAFA"/>
    </style:style>
    <style:style style:name="T123" style:parent-style-name="DefaultParagraphFont" style:family="text">
      <style:text-properties style:font-name="apple-system, BlinkMacSystemFon" style:font-name-asian="NSimSun" fo:color="#24292F" fo:font-size="12pt" style:font-size-asian="12pt" style:font-size-complex="12pt" fo:background-color="#FAFAFA"/>
    </style:style>
    <style:style style:name="P124" style:parent-style-name="Textbody" style:family="paragraph">
      <style:paragraph-properties fo:margin-bottom="0in" fo:line-height="100%"/>
    </style:style>
    <style:style style:name="T1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1" style:parent-style-name="Textbody" style:family="paragraph">
      <style:paragraph-properties fo:margin-bottom="0in" fo:line-height="100%"/>
    </style:style>
    <style:style style:name="T1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34" style:parent-style-name="Textbody" style:family="paragraph">
      <style:paragraph-properties fo:margin-bottom="0in" fo:line-height="100%"/>
    </style:style>
    <style:style style:name="T13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4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4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48" style:parent-style-name="Textbody" style:family="paragraph">
      <style:paragraph-properties fo:margin-bottom="0in" fo:line-height="100%"/>
    </style:style>
    <style:style style:name="T1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3" style:parent-style-name="Textbody" style:family="paragraph">
      <style:paragraph-properties fo:margin-bottom="0in" fo:line-height="100%"/>
    </style:style>
    <style:style style:name="T15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5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6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4" style:parent-style-name="Textbody" style:family="paragraph">
      <style:paragraph-properties fo:margin-bottom="0in" fo:line-height="100%"/>
    </style:style>
    <style:style style:name="T1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6" style:parent-style-name="Textbody" style:family="paragraph">
      <style:paragraph-properties fo:margin-bottom="0in" fo:line-height="100%"/>
    </style:style>
    <style:style style:name="T1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9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70" style:parent-style-name="Textbody" style:family="paragraph">
      <style:paragraph-properties fo:margin-bottom="0in" fo:line-height="100%"/>
    </style:style>
    <style:style style:name="T1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73" style:parent-style-name="Textbody" style:family="paragraph">
      <style:paragraph-properties fo:margin-bottom="0in" fo:line-height="100%"/>
    </style:style>
    <style:style style:name="T17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8" style:parent-style-name="Textbody" style:family="paragraph">
      <style:paragraph-properties fo:margin-bottom="0in" fo:line-height="100%"/>
    </style:style>
    <style:style style:name="T17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style:font-size-complex="10pt" fo:background-color="#FAFAFA"/>
    </style:style>
    <style:style style:name="T1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8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1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1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19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2" style:parent-style-name="Heading2" style:family="paragraph">
      <style:paragraph-properties fo:margin-top="0in" fo:margin-bottom="0in"/>
    </style:style>
    <style:style style:name="T20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0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0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9" style:parent-style-name="Textbody" style:family="paragraph">
      <style:paragraph-properties fo:margin-bottom="0in" fo:line-height="100%"/>
    </style:style>
    <style:style style:name="T2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1" style:parent-style-name="DefaultParagraphFont" style:family="text">
      <style:text-properties style:font-name="apple-system, BlinkMacSystemFon" fo:color="#24292F"/>
    </style:style>
    <style:style style:name="P212" style:parent-style-name="Textbody" style:family="paragraph">
      <style:paragraph-properties fo:margin-bottom="0in" fo:line-height="100%"/>
    </style:style>
    <style:style style:name="T21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4" style:parent-style-name="DefaultParagraphFont" style:family="text">
      <style:text-properties style:font-name="apple-system, BlinkMacSystemFon" fo:color="#24292F"/>
    </style:style>
    <style:style style:name="P215" style:parent-style-name="Textbody" style:family="paragraph">
      <style:paragraph-properties fo:margin-bottom="0in" fo:line-height="100%"/>
    </style:style>
    <style:style style:name="T21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7" style:parent-style-name="DefaultParagraphFont" style:family="text">
      <style:text-properties style:font-name="apple-system, BlinkMacSystemFon" fo:color="#24292F"/>
    </style:style>
    <style:style style:name="P218" style:parent-style-name="Textbody" style:family="paragraph">
      <style:paragraph-properties fo:margin-bottom="0in" fo:line-height="100%"/>
    </style:style>
    <style:style style:name="T2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0" style:parent-style-name="DefaultParagraphFont" style:family="text">
      <style:text-properties style:font-name="apple-system, BlinkMacSystemFon" fo:color="#24292F"/>
    </style:style>
    <style:style style:name="P221" style:parent-style-name="Textbody" style:family="paragraph">
      <style:paragraph-properties fo:margin-bottom="0in" fo:line-height="100%"/>
    </style:style>
    <style:style style:name="T2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3" style:parent-style-name="DefaultParagraphFont" style:family="text">
      <style:text-properties style:font-name="apple-system, BlinkMacSystemFon" fo:color="#24292F"/>
    </style:style>
    <style:style style:name="P224" style:parent-style-name="Textbody" style:family="paragraph">
      <style:paragraph-properties fo:margin-bottom="0in" fo:line-height="100%"/>
    </style:style>
    <style:style style:name="T2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6" style:parent-style-name="DefaultParagraphFont" style:family="text">
      <style:text-properties style:font-name="apple-system, BlinkMacSystemFon" fo:color="#24292F"/>
    </style:style>
    <style:style style:name="P227" style:parent-style-name="Textbody" style:family="paragraph">
      <style:paragraph-properties fo:margin-bottom="0in" fo:line-height="100%"/>
    </style:style>
    <style:style style:name="T2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9" style:parent-style-name="DefaultParagraphFont" style:family="text">
      <style:text-properties style:font-name="apple-system, BlinkMacSystemFon" fo:color="#24292F"/>
    </style:style>
    <style:style style:name="P23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32" style:parent-style-name="Heading2" style:family="paragraph">
      <style:paragraph-properties fo:margin-top="0in" fo:margin-bottom="0in"/>
    </style:style>
    <style:style style:name="T23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5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7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8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9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2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2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9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2" style:parent-style-name="Heading3" style:family="paragraph">
      <style:paragraph-properties fo:margin-top="0in" fo:margin-bottom="0in"/>
    </style:style>
    <style:style style:name="T3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1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20" style:parent-style-name="Heading2" style:family="paragraph">
      <style:paragraph-properties fo:margin-top="0in" fo:margin-bottom="0in"/>
    </style:style>
    <style:style style:name="T32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22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323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26" style:parent-style-name="DefaultParagraphFont" style:family="text">
      <style:text-properties style:font-name="apple-system, BlinkMacSystemFon" style:font-name-asian="Microsoft YaHei" fo:color="#24292F" fo:font-size="10pt" style:font-size-asian="10pt" style:font-size-complex="10pt" fo:background-color="#FAFAFA"/>
    </style:style>
    <style:style style:name="P32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5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7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7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0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8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9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6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01" style:parent-style-name="Heading2" style:family="paragraph">
      <style:paragraph-properties fo:margin-top="0in" fo:margin-bottom="0in"/>
    </style:style>
    <style:style style:name="T4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1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1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23" style:parent-style-name="Heading2" style:family="paragraph">
      <style:paragraph-properties fo:margin-top="0in" fo:margin-bottom="0in"/>
    </style:style>
    <style:style style:name="T424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2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8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color="#24292F" fo:font-size="10pt" style:font-size-asian="10pt" style:font-size-complex="10pt" fo:background-color="#FAFAFA"/>
    </style:style>
    <style:style style:name="P42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3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3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7" style:parent-style-name="Heading2" style:family="paragraph">
      <style:paragraph-properties fo:margin-top="0in" fo:margin-bottom="0in"/>
    </style:style>
    <style:style style:name="T438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3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4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5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5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4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86" style:parent-style-name="Textbody" style:family="paragraph">
      <style:paragraph-properties fo:margin-bottom="0in" fo:line-height="100%"/>
    </style:style>
    <style:style style:name="T48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9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1" style:parent-style-name="Heading2" style:family="paragraph">
      <style:paragraph-properties fo:margin-top="0in" fo:margin-bottom="0in"/>
    </style:style>
    <style:style style:name="T49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9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94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9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8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01" style:parent-style-name="Heading2" style:family="paragraph">
      <style:paragraph-properties fo:margin-top="0in" fo:margin-bottom="0in"/>
    </style:style>
    <style:style style:name="T5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6" style:parent-style-name="Heading2" style:family="paragraph">
      <style:paragraph-properties fo:margin-top="0in" fo:margin-bottom="0in"/>
    </style:style>
    <style:style style:name="T50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1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12" style:parent-style-name="Heading2" style:family="paragraph">
      <style:paragraph-properties fo:margin-top="0in" fo:margin-bottom="0in"/>
    </style:style>
    <style:style style:name="T51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1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9" style:parent-style-name="Heading2" style:family="paragraph">
      <style:paragraph-properties fo:margin-top="0in" fo:margin-bottom="0in"/>
    </style:style>
    <style:style style:name="T53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3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3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3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49" style:parent-style-name="Heading2" style:family="paragraph">
      <style:paragraph-properties fo:margin-top="0in" fo:margin-bottom="0in"/>
    </style:style>
    <style:style style:name="T55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5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3" style:parent-style-name="Heading3" style:family="paragraph">
      <style:paragraph-properties fo:margin-top="0in" fo:margin-bottom="0in"/>
    </style:style>
    <style:style style:name="T55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5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5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58" style:parent-style-name="Textbody" style:family="paragraph">
      <style:paragraph-properties fo:margin-bottom="0in" fo:line-height="100%"/>
    </style:style>
    <style:style style:name="T5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1" style:parent-style-name="Heading2" style:family="paragraph">
      <style:paragraph-properties fo:margin-top="0in" fo:margin-bottom="0in"/>
    </style:style>
    <style:style style:name="T56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6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5" style:parent-style-name="Textbody" style:family="paragraph">
      <style:paragraph-properties fo:margin-bottom="0in" fo:line-height="100%"/>
    </style:style>
    <style:style style:name="T5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2" style:parent-style-name="Heading3" style:family="paragraph">
      <style:paragraph-properties fo:margin-top="0in" fo:margin-bottom="0in"/>
    </style:style>
    <style:style style:name="T573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7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79" style:parent-style-name="Textbody" style:family="paragraph">
      <style:paragraph-properties fo:margin-bottom="0in" fo:line-height="100%"/>
    </style:style>
    <style:style style:name="T5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8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582" style:parent-style-name="Textbody" style:family="paragraph">
      <style:paragraph-properties fo:margin-bottom="0in" fo:line-height="100%"/>
    </style:style>
    <style:style style:name="T5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6" style:parent-style-name="Textbody" style:family="paragraph">
      <style:paragraph-properties fo:margin-bottom="0in" fo:line-height="100%"/>
    </style:style>
    <style:style style:name="T5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8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90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93" style:parent-style-name="Heading2" style:family="paragraph">
      <style:paragraph-properties fo:margin-top="0in" fo:margin-bottom="0in"/>
    </style:style>
    <style:style style:name="T59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97" style:parent-style-name="Heading2" style:family="paragraph">
      <style:paragraph-properties fo:margin-top="0in" fo:margin-bottom="0in"/>
    </style:style>
    <style:style style:name="T598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599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0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07" style:parent-style-name="Textbody" style:family="paragraph">
      <style:paragraph-properties fo:margin-bottom="0in" fo:line-height="100%"/>
    </style:style>
    <style:style style:name="T60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0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610" style:parent-style-name="Textbody" style:family="paragraph">
      <style:paragraph-properties fo:margin-bottom="0in" fo:line-height="100%"/>
    </style:style>
    <style:style style:name="T6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14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15" style:parent-style-name="Heading2" style:family="paragraph">
      <style:paragraph-properties fo:margin-top="0in" fo:margin-bottom="0in"/>
    </style:style>
    <style:style style:name="T616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1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32" style:parent-style-name="Textbody" style:family="paragraph">
      <style:paragraph-properties fo:margin-bottom="0in" fo:line-height="100%"/>
    </style:style>
    <style:style style:name="T6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3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4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4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6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79" style:parent-style-name="Heading2" style:family="paragraph">
      <style:paragraph-properties fo:margin-top="0in" fo:margin-bottom="0in"/>
    </style:style>
    <style:style style:name="T68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8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6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9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96" style:parent-style-name="Textbody" style:family="paragraph">
      <style:paragraph-properties fo:margin-bottom="0in" fo:line-height="100%"/>
    </style:style>
    <style:style style:name="T69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9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9" style:parent-style-name="Heading2" style:family="paragraph">
      <style:paragraph-properties fo:margin-top="0in" fo:margin-bottom="0in"/>
    </style:style>
    <style:style style:name="T70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0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8" style:parent-style-name="Textbody" style:family="paragraph">
      <style:paragraph-properties fo:margin-bottom="0in" fo:line-height="100%"/>
    </style:style>
    <style:style style:name="T70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2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13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1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5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2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2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33" style:parent-style-name="Heading1" style:family="paragraph">
      <style:paragraph-properties fo:margin-top="0in" fo:margin-bottom="0in"/>
    </style:style>
    <style:style style:name="T7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5" style:parent-style-name="Textbody" style:family="paragraph">
      <style:paragraph-properties fo:margin-bottom="0in" fo:line-height="100%"/>
    </style:style>
    <style:style style:name="T7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3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73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0" style:parent-style-name="Textbody" style:family="paragraph">
      <style:paragraph-properties fo:margin-bottom="0in" fo:line-height="100%"/>
    </style:style>
    <style:style style:name="T7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7" style:parent-style-name="Textbody" style:family="paragraph">
      <style:paragraph-properties fo:margin-bottom="0in" fo:line-height="100%"/>
    </style:style>
    <style:style style:name="T7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54" style:parent-style-name="Heading2" style:family="paragraph">
      <style:paragraph-properties fo:margin-top="0in" fo:margin-bottom="0in"/>
    </style:style>
    <style:style style:name="T755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56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5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68" style:parent-style-name="Heading2" style:family="paragraph">
      <style:paragraph-properties fo:margin-top="0in" fo:margin-bottom="0in"/>
    </style:style>
    <style:style style:name="T769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0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77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0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80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4" style:parent-style-name="Textbody" style:family="paragraph">
      <style:paragraph-properties fo:margin-bottom="0in" fo:line-height="100%"/>
    </style:style>
    <style:style style:name="T81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8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8" style:parent-style-name="Textbody" style:family="paragraph">
      <style:paragraph-properties fo:margin-bottom="0in" fo:line-height="100%"/>
    </style:style>
    <style:style style:name="T8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1" style:parent-style-name="Textbody" style:family="paragraph">
      <style:paragraph-properties fo:margin-bottom="0in" fo:line-height="100%"/>
    </style:style>
    <style:style style:name="T8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8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2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6" style:parent-style-name="Heading2" style:family="paragraph">
      <style:paragraph-properties fo:margin-top="0in" fo:margin-bottom="0in"/>
    </style:style>
    <style:style style:name="T847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48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84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3" style:parent-style-name="Standard" style:family="paragraph">
      <style:text-properties style:font-name="Microsoft Sans Serif" fo:font-weight="bold" style:font-weight-asian="bold" style:font-weight-complex="bold"/>
    </style:style>
  </office:automatic-styles>
  <office:body>
    <office:text text:use-soft-page-breaks="true">
      <text:p text:style-name="P1">Table of Contents</text:p>
      <text:p text:style-name="P2"/>
      <text:p text:style-name="P3">0 - Preface</text:p>
      <text:p text:style-name="P4"/>
      <text:p text:style-name="P5">1 - What is Jai ?</text:p>
      <text:p text:style-name="Standard"><text:span text:style-name="T6"><text:tab/></text:span><text:span text:style-name="T7">1.1 Some context and history.</text:span></text:p>
      <text:p text:style-name="P8"><text:tab/>1.2 What type of language is Jai?</text:p>
      <text:p text:style-name="P9"/>
      <text:p text:style-name="P10">1B - What is Jai - more in depth</text:p>
      <text:p text:style-name="Standard"><text:span text:style-name="T11"><text:tab/></text:span><text:span text:style-name="T12">1.1 What type of language is Jai?</text:span></text:p>
      <text:p text:style-name="P13"><text:tab/><text:tab/>1.1.1 Priorities</text:p>
      <text:p text:style-name="P14"><text:tab/><text:tab/>1.1.2 Jai tries to be a better C/C++</text:p>
      <text:p text:style-name="P15"><text:tab/>1.2 Comparisons with other languages</text:p>
      <text:p text:style-name="P16"><text:tab/>1.3 Jai's performance</text:p>
      <text:p text:style-name="P17"><text:tab/>1.4 Some steps in Jai's history</text:p>
      <text:p text:style-name="P18"><text:tab/>1.5 Specific Jai features</text:p>
      <text:p text:style-name="P19"><text:tab/>1.6 Some wrong ideas in software development</text:p>
      <text:p text:style-name="P20"><text:tab/>1.7 Jai community and communication channels</text:p>
      <text:p text:style-name="P21"><text:tab/>1.8 Jai's popularity</text:p>
      <text:p text:style-name="P22"/>
      <text:p text:style-name="P23">2 - Setting up a Jai development environment</text:p>
      <text:p text:style-name="Standard"><text:span text:style-name="T24"><text:tab/></text:span><text:span text:style-name="T25">2.1 Opening up the Jai compiler toolkit</text:span></text:p>
      <text:p text:style-name="P26"><text:tab/>2.2 Setting up the Jai compiler</text:p>
      <text:p text:style-name="Standard"><text:span text:style-name="T27"><text:tab/></text:span><text:span text:style-name="T28"><text:tab/></text:span><text:span text:style-name="T29">2.2.1 Copying the compiler to its destination folder</text:span></text:p>
      <text:p text:style-name="P30"><text:tab/><text:tab/>2.2.2 Making the jai command system-wide available</text:p>
      <text:p text:style-name="P31"><text:tab/><text:tab/>2.2.3 Updating Jai and switching versions</text:p>
      <text:p text:style-name="P32"><text:tab/><text:tab/>2.2.4 Prerequisite for Windows</text:p>
      <text:p text:style-name="P33"><text:tab/><text:tab/>2.2.5 Windows as development platform</text:p>
      <text:p text:style-name="P34"><text:tab/><text:tab/>2.2.6 Solution for installation<text:s/>problem on Linux distros</text:p>
      <text:p text:style-name="P35"><text:tab/><text:tab/>2.2.7 Working in WSL on Windows</text:p>
      <text:p text:style-name="Standard"><text:span text:style-name="T36"><text:tab/></text:span><text:span text:style-name="T37">2.3 Editor help for coding Jai</text:span></text:p>
      <text:p text:style-name="Standard"><text:span text:style-name="T38"><text:tab/></text:span><text:span text:style-name="T39"><text:tab/></text:span><text:span text:style-name="T40">2.3.1 Overview of different editors</text:span></text:p>
      <text:p text:style-name="P41"><text:tab/><text:tab/>2.3.2 Using the Visual Studio Code plugin</text:p>
      <text:p text:style-name="P42"><text:tab/><text:tab/>2.3.3 How to edit, build and run a Jai program in VS-Code through CodeRunner</text:p>
      <text:p text:style-name="Standard"><text:span text:style-name="T43"><text:tab/></text:span><text:span text:style-name="T44">2.4 The compiler command</text:span></text:p>
      <text:h text:style-name="P45" text:outline-level="1">2B - Compiler command-line options</text:h>
      <text:p text:style-name="P46">3 – Compiling and running your first program</text:p>
      <text:p text:style-name="Standard"><text:span text:style-name="T47"><text:tab/></text:span><text:span text:style-name="T48">3.1 Some preliminary remarks</text:span></text:p>
      <text:p text:style-name="Standard"><text:span text:style-name="T49"><text:tab/></text:span><text:span text:style-name="T50">3.2 The main entry point</text:span></text:p>
      <text:h text:style-name="P51" text:outline-level="4"><text:s/>3.3 Compiling our first program</text:h>
      <text:h text:style-name="P52" text:outline-level="4"><text:span text:style-name="T53"><text:tab/></text:span><text:span text:style-name="T54"><text:tab/></text:span><text:span text:style-name="T55">3.3.1 Compile-time</text:span></text:h>
      <text:p text:style-name="P56"><text:tab/><text:tab/>3.3.2 Printing output</text:p>
      <text:soft-page-break/>
      <text:h text:style-name="P57" text:outline-level="4"><text:tab/><text:tab/>3.3.3 Run-time</text:h>
      <text:p text:style-name="P58"><text:tab/><text:tab/>3.3.4 Running code during compile-time</text:p>
      <text:p text:style-name="P59"><text:tab/><text:tab/>3.3.5 Some remarks</text:p>
      <text:p text:style-name="P60"><text:tab/><text:tab/>3.3.6 Errors</text:p>
      <text:p text:style-name="P61"><text:tab/><text:tab/>3.3.7 Exiting a program</text:p>
      <text:p text:style-name="P62"/>
      <text:p text:style-name="P63">4 – More info about the compiler</text:p>
      <text:p text:style-name="Standard"><text:span text:style-name="T64"><text:tab/></text:span><text:span text:style-name="T65">4.1 General info</text:span></text:p>
      <text:p text:style-name="Standard"><text:span text:style-name="T66"><text:tab/></text:span><text:span text:style-name="T67">4.2 Internal byte-code interpreter</text:span></text:p>
      <text:p text:style-name="Standard"><text:span text:style-name="T68"><text:tab/></text:span><text:span text:style-name="T69">4.3 Front-end</text:span></text:p>
      <text:p text:style-name="Standard"><text:span text:style-name="T70"><text:tab/></text:span><text:span text:style-name="T71">4.4 Back-ends</text:span></text:p>
      <text:p text:style-name="Standard"><text:span text:style-name="T72"><text:tab/></text:span><text:span text:style-name="T73">4.5 Linking</text:span></text:p>
      <text:p text:style-name="Standard"><text:span text:style-name="T74"><text:tab/></text:span><text:span text:style-name="T75">4.6 Architectures</text:span></text:p>
      <text:p text:style-name="Standard"><text:span text:style-name="T76"><text:tab/></text:span><text:span text:style-name="T77">4.7 Debug and release build</text:span></text:p>
      <text:p text:style-name="P78"><text:tab/></text:p>
      <text:p text:style-name="P79">4B_Options for giving code at the command-line</text:p>
      <text:p text:style-name="P80">4C_The Preload module</text:p>
      <text:p text:style-name="P81">4D_Memory management</text:p>
      <text:p text:style-name="P82">4E_What happens when Jai starts up?</text:p>
      <text:p text:style-name="P83"/>
      <text:h text:style-name="P84" text:outline-level="1">5 – Constants, variables, types and operations</text:h>
      <text:p text:style-name="Standard"><text:span text:style-name="T85"><text:tab/></text:span><text:span text:style-name="T86">5.1 Data, literals and types</text:span></text:p>
      <text:p text:style-name="Standard"><text:span text:style-name="T87"><text:tab/></text:span><text:span text:style-name="T88"><text:tab/></text:span><text:span text:style-name="T89">5.1.1 Data and types</text:span></text:p>
      <text:p text:style-name="P90"><text:tab/><text:tab/>5.1.2 The primitive types: bool, int, float, string, void</text:p>
      <text:p text:style-name="P91"><text:tab/><text:tab/>5.1.3 Using print to display a value</text:p>
      <text:p text:style-name="P92"><text:tab/><text:tab/>5.1.4 type_of()</text:p>
      <text:h text:style-name="P93" text:outline-level="4"><text:tab/>5.2 Constants</text:h>
      <text:p text:style-name="Standard"><text:span text:style-name="T94"><text:tab/></text:span><text:span text:style-name="T95"><text:tab/></text:span><text:span text:style-name="T96">5.2.1 Problem: What if we need the same literal many times in code?</text:span></text:p>
      <text:p text:style-name="Standard"><text:span text:style-name="T97"><text:tab/></text:span><text:span text:style-name="T98"><text:tab/>5.2.2 </text:span><text:span text:style-name="T99">Solution</text:span><text:span text:style-name="T100">: Constants</text:span></text:p>
      <text:h text:style-name="P101" text:outline-level="4"><text:tab/>5.3 - Variables</text:h>
      <text:p text:style-name="P102"><text:tab/><text:tab/>5.3.1 - How to declare variables</text:p>
      <text:h text:style-name="P103" text:outline-level="4"><text:tab/>5.4 - Errors when defining variables</text:h>
      <text:h text:style-name="P104" text:outline-level="4"><text:tab/>5.5 - Multiple assignment</text:h>
      <text:h text:style-name="P105" text:outline-level="4"><text:tab/>5.6 - Swapping values</text:h>
      <text:h text:style-name="P106" text:outline-level="4"><text:tab/>5.7 - More about printing</text:h>
      <text:p text:style-name="P107"><text:span text:style-name="T108"><text:tab/></text:span><text:span text:style-name="T109"><text:tab/></text:span><text:span text:style-name="T110">5.7.1 - Printing more than one value</text:span></text:p>
      <text:p text:style-name="P111"><text:tab/><text:tab/>5.7.2 - The write procedures</text:p>
      <text:p text:style-name="P112"><text:tab/><text:tab/>5.7.3 - Printing Unicode</text:p>
      <text:p text:style-name="P113"><text:tab/><text:tab/>5.7.4 - Printing to standard error</text:p>
      <text:p text:style-name="Standard"><text:span text:style-name="T114"><text:tab/></text:span><text:span text:style-name="T115">5.8 - General naming conventions</text:span></text:p>
      <text:p text:style-name="P116"/>
      <text:p text:style-name="P117">5B - Identifier backslashes</text:p>
      <text:p text:style-name="P118">5C – ASCII table</text:p>
      <text:p text:style-name="P119"/>
      <text:h text:style-name="P120" text:outline-level="1">6 – Bool and number types</text:h>
      <text:h text:style-name="P121" text:outline-level="4"><text:span text:style-name="T122"><text:tab/></text:span><text:span text:style-name="T123">6.1 - Boolean values</text:span></text:h>
      <text:p text:style-name="P124"><text:span text:style-name="T125"><text:tab/></text:span><text:span text:style-name="T126"><text:tab/></text:span><text:span text:style-name="T127">6.1.1 Equal values and boolean expressions</text:span></text:p>
      <text:p text:style-name="P128"><text:tab/><text:tab/>6.1.2 Boolean operators</text:p>
      <text:soft-page-break/>
      <text:p text:style-name="P129"><text:tab/><text:tab/>6.1.3 The assert statement</text:p>
      <text:p text:style-name="P130"/>
      <text:p text:style-name="Textbody">----------------------------------------------------------------------------------------------------</text:p>
      <text:p text:style-name="P131"><text:span text:style-name="T132"><text:tab/></text:span><text:span text:style-name="T133">6.2 - Number types</text:span></text:p>
      <text:p text:style-name="P134"><text:span text:style-name="T135"><text:tab/></text:span><text:span text:style-name="T136"><text:tab/></text:span><text:span text:style-name="T137">6.2.1 - Comparison operators</text:span></text:p>
      <text:p text:style-name="P138"><text:tab/><text:tab/>6.2.2 - Arithmetic operators</text:p>
      <text:p text:style-name="P139"><text:tab/><text:tab/>6.2.3 - Mixing of different types</text:p>
      <text:p text:style-name="P140"><text:tab/><text:tab/>6.2.4 - Casting of values</text:p>
      <text:p text:style-name="Standard"><text:span text:style-name="T141"><text:tab/></text:span><text:span text:style-name="T142"><text:tab/></text:span><text:span text:style-name="T143">6.2.5 - Autocasting with xx</text:span></text:p>
      <text:p text:style-name="P144"><text:tab/><text:tab/><text:tab/>6.2.5.1 - Cast of bool to int</text:p>
      <text:p text:style-name="P145"><text:tab/><text:tab/><text:tab/>6.2.5.2 - Cast of int to bool - truthiness</text:p>
      <text:p text:style-name="P146"><text:tab/><text:tab/>6.2.6 Complex expressions and precedence</text:p>
      <text:h text:style-name="P147" text:outline-level="3"><text:tab/><text:tab/>6.2.7 Bitwise operators</text:h>
      <text:p text:style-name="P148"><text:span text:style-name="T149"><text:tab/></text:span><text:span text:style-name="T150"><text:tab/></text:span><text:span text:style-name="T151"><text:tab/></text:span><text:span text:style-name="T152">6.2.7.1 Using bitwise operators</text:span></text:p>
      <text:p text:style-name="P153"><text:span text:style-name="T154"><text:tab/></text:span><text:span text:style-name="T155"><text:tab/></text:span><text:span text:style-name="T156"><text:tab/></text:span><text:span text:style-name="T157">6.2.7.2 Tests on numbers</text:span></text:p>
      <text:h text:style-name="P158" text:outline-level="3"><text:tab/><text:tab/>6.2.8 Formatting procs</text:h>
      <text:h text:style-name="P159" text:outline-level="3"><text:tab/><text:tab/>6.2.9 Random numbers</text:h>
      <text:p text:style-name="P160"><text:tab/><text:tab/>6.2.10 The Math module</text:p>
      <text:p text:style-name="P161"/>
      <text:h text:style-name="P162" text:outline-level="1">6B – Times and dates</text:h>
      <text:p text:style-name="P163"><text:tab/>6B.1 – Getting the current time</text:p>
      <text:p text:style-name="P164"><text:span text:style-name="T165"><text:tab/>6B.2 - Measuring performance using get_time and current_time_monotonic</text:span></text:p>
      <text:p text:style-name="P166"><text:span text:style-name="T167"><text:tab/>6B.3 – Getting a random number from time</text:span></text:p>
      <text:p text:style-name="P168"/>
      <text:h text:style-name="P169" text:outline-level="1">7 – Scope of Variables</text:h>
      <text:p text:style-name="P170"><text:span text:style-name="T171"><text:tab/></text:span><text:span text:style-name="T172">7.1 - Data scope and imperative scope</text:span></text:p>
      <text:p text:style-name="P173"><text:span text:style-name="T174"><text:tab/></text:span><text:span text:style-name="T175"><text:tab/></text:span><text:span text:style-name="T176">7.1.1 - Global constants and variables</text:span></text:p>
      <text:p text:style-name="P177"><text:tab/><text:tab/>7.1.2 - Local variables</text:p>
      <text:p text:style-name="P178"><text:span text:style-name="T179"><text:tab/></text:span><text:span text:style-name="T180">7.2 - Shadowing of variables</text:span></text:p>
      <text:h text:style-name="P181" text:outline-level="1"/>
      <text:h text:style-name="P182" text:outline-level="1">8 – Structuring a project’s code</text:h>
      <text:p text:style-name="Standard"><text:span text:style-name="T183"><text:tab/></text:span><text:span text:style-name="T184">8.1 Structuring with modules</text:span></text:p>
      <text:p text:style-name="P185"><text:tab/>8.2 Loading files with #load</text:p>
      <text:h text:style-name="P186" text:outline-level="2"><text:tab/>8.3 Named imports</text:h>
      <text:p text:style-name="Standard"><text:span text:style-name="T187"><text:tab/></text:span><text:span text:style-name="T188"><text:tab/></text:span><text:span text:style-name="T189">8.3.1 Definition</text:span></text:p>
      <text:p text:style-name="P190"><text:tab/><text:tab/>8.3.2 Handling naming conflicts</text:p>
      <text:p text:style-name="P191"><text:tab/>8.4 Import a file, a dir or a string</text:p>
      <text:h text:style-name="P192" text:outline-level="2"><text:tab/>8.5 Structuring a project</text:h>
      <text:p text:style-name="P193"><text:tab/><text:tab/>8.5.1 The folder structure</text:p>
      <text:p text:style-name="P194"><text:tab/><text:tab/>8.5.2 The source code structure</text:p>
      <text:p text:style-name="P195"/>
      <text:p text:style-name="P196"><text:tab/>8.6 -import_dir</text:p>
      <text:p text:style-name="P197"><text:tab/>8.7 Module and program parameters</text:p>
      <text:p text:style-name="P198"><text:tab/><text:tab/>8.7.1 Definition and use</text:p>
      <text:p text:style-name="P199"><text:tab/><text:tab/>8.7.2 Creating your own module parameters</text:p>
      <text:p text:style-name="P200"/>
      <text:soft-page-break/>
      <text:h text:style-name="P201" text:outline-level="1">8B – The #scope directives</text:h>
      <text:h text:style-name="P202" text:outline-level="2"><text:span text:style-name="T203"><text:tab/></text:span><text:span text:style-name="T204">8B.1 The #scope_file and #scope_export directives</text:span></text:h>
      <text:h text:style-name="P205" text:outline-level="2"><text:tab/>8B.2 Scope in a module</text:h>
      <text:p text:style-name="P206"><text:tab/>8B.3 An example of using the #scope directives</text:p>
      <text:p text:style-name="P207"/>
      <text:h text:style-name="P208" text:outline-level="1">9 – More about types</text:h>
      <text:p text:style-name="P209"><text:span text:style-name="T210"><text:tab/></text:span><text:span text:style-name="T211">9.1 First class Types</text:span></text:p>
      <text:p text:style-name="P212"><text:span text:style-name="T213"><text:tab/></text:span><text:span text:style-name="T214">9.2 Constants of type Type: Type alias</text:span></text:p>
      <text:p text:style-name="P215"><text:span text:style-name="T216"><text:tab/></text:span><text:span text:style-name="T217">9.3 Variables of type Type</text:span></text:p>
      <text:p text:style-name="P218"><text:span text:style-name="T219"><text:tab/></text:span><text:span text:style-name="T220">9.4 size_of</text:span></text:p>
      <text:p text:style-name="P221"><text:span text:style-name="T222"><text:tab/></text:span><text:span text:style-name="T223">9.5 The Any type</text:span></text:p>
      <text:p text:style-name="P224"><text:span text:style-name="T225"><text:tab/></text:span><text:span text:style-name="T226">9.6 Any and the print procedure</text:span></text:p>
      <text:p text:style-name="P227"><text:span text:style-name="T228"><text:tab/></text:span><text:span text:style-name="T229">9.7 Type comparisons</text:span></text:p>
      <text:p text:style-name="P230"/>
      <text:h text:style-name="P231" text:outline-level="1">10 – Working with pointers</text:h>
      <text:h text:style-name="P232" text:outline-level="2"><text:span text:style-name="T233"><text:tab/></text:span><text:span text:style-name="T234">10.1 What is a pointer?</text:span></text:h>
      <text:h text:style-name="P235" text:outline-level="2"><text:tab/>10.2 Pointers to pointers</text:h>
      <text:h text:style-name="P236" text:outline-level="2"><text:tab/>10.3 Dereferencing a null pointer</text:h>
      <text:p text:style-name="P237"><text:tab/>10.4 Dangling pointers</text:p>
      <text:p text:style-name="P238"><text:tab/>10.5 Casting to pointer types</text:p>
      <text:p text:style-name="P239"/>
      <text:p text:style-name="P240">11 – Allocating and freeing memory</text:p>
      <text:p text:style-name="Standard"><text:span text:style-name="T241"><text:tab/></text:span><text:span text:style-name="T242">11.1 The defer keyword</text:span></text:p>
      <text:p text:style-name="P243"><text:tab/>11.2 Allocating and freeing primitive variables</text:p>
      <text:p text:style-name="P244"/>
      <text:p text:style-name="P245">12 - Basics of structs</text:p>
      <text:p text:style-name="Standard"><text:span text:style-name="T246"><text:tab/></text:span><text:span text:style-name="T247">12.1 Struct declarations</text:span></text:p>
      <text:p text:style-name="P248"><text:tab/>12.2 Making struct variables</text:p>
      <text:p text:style-name="P249"><text:tab/>12.3 Nested structs</text:p>
      <text:p text:style-name="P250"><text:tab/>12.4 Struct literals</text:p>
      <text:p text:style-name="P251"><text:tab/>12.5 Making structs on the heap</text:p>
      <text:p text:style-name="P252"><text:tab/>12.6 Recursive structs</text:p>
      <text:p text:style-name="P253"><text:tab/><text:tab/>12.6.1 Linked List</text:p>
      <text:p text:style-name="P254"><text:tab/><text:tab/>12.6.2 Double Linked List</text:p>
      <text:p text:style-name="P255"><text:tab/><text:tab/>12.6.3 Tree</text:p>
      <text:p text:style-name="Standard"><text:span text:style-name="T256"><text:tab/></text:span><text:span text:style-name="T257"><text:tab/></text:span><text:span text:style-name="T258">12.6.4 Circular dependencies</text:span></text:p>
      <text:p text:style-name="P259"><text:tab/>12.7 A structs namespace</text:p>
      <text:p text:style-name="P260"><text:tab/>12.8 The #as directive</text:p>
      <text:p text:style-name="P261"><text:tab/>12.9 Using a structs namespace for better storage management</text:p>
      <text:p text:style-name="P262"><text:tab/>12.10 Pointer to struct</text:p>
      <text:p text:style-name="P263"><text:tab/>12.11 Struct alignment</text:p>
      <text:p text:style-name="P264"><text:tab/>12.12 Making definitions in an inner module visible with using</text:p>
      <text:p text:style-name="Standard"><text:span text:style-name="T265"><text:tab/></text:span><text:span text:style-name="T266">12.13 Struct parameters</text:span></text:p>
      <text:p text:style-name="Standard"><text:span text:style-name="T267"><text:tab/></text:span><text:span text:style-name="T268"><text:tab/></text:span><text:span text:style-name="T269">12.13.1 Struct parameters of type Type</text:span></text:p>
      <text:p text:style-name="Standard"><text:span text:style-name="T270"><text:tab/>12.15 Anonymous structs</text:span></text:p>
      <text:p text:style-name="P271"><text:tab/>12.16 Member procs</text:p>
      <text:p text:style-name="P272"/>
      <text:p text:style-name="Standard"><text:span text:style-name="T273">13 - Unions and enums</text:span></text:p>
      <text:h text:style-name="P274" text:outline-level="2"><text:tab/>13.1 Working with unions</text:h>
      <text:h text:style-name="P275" text:outline-level="2"><text:tab/>13.2 Working with enums</text:h>
      <text:h text:style-name="P276" text:outline-level="2"><text:tab/>13.3 Enum as a namespace</text:h>
      <text:h text:style-name="P277" text:outline-level="2"><text:tab/>13.4 Enum as #specified</text:h>
      <text:h text:style-name="P278" text:outline-level="2"><text:tab/>13.5 enum_flags and masking flags</text:h>
      <text:h text:style-name="P279" text:outline-level="2"><text:tab/>13.6 Some useful enum methods</text:h>
      <text:p text:style-name="P280"><text:tab/>13.7 Notes on enums</text:p>
      <text:p text:style-name="P281"/>
      <text:p text:style-name="Standard"><text:span text:style-name="T282">14 - Branching with if else</text:span></text:p>
      <text:p text:style-name="Standard"><text:span text:style-name="T283"><text:tab/></text:span><text:span text:style-name="T284">14.1 The if-else statement</text:span></text:p>
      <text:p text:style-name="Standard"><text:span text:style-name="T285"><text:tab/></text:span><text:span text:style-name="T286"><text:tab/></text:span><text:span text:style-name="T287">14.1.1 One-liners</text:span></text:p>
      <text:p text:style-name="P288"><text:tab/><text:tab/>14.1.2 The classical C error</text:p>
      <text:p text:style-name="P289"><text:tab/>14.2 Ternary operator ifx</text:p>
      <text:p text:style-name="P290"><text:tab/>14.3 Case branching</text:p>
      <text:p text:style-name="Standard"><text:span text:style-name="T291"><text:tab/></text:span><text:span text:style-name="T292"><text:tab/></text:span><text:span text:style-name="T293">14.3.1 What is the if-case construct?</text:span></text:p>
      <text:p text:style-name="Standard"><text:span text:style-name="T294"><text:tab/></text:span><text:span text:style-name="T295"><text:tab/></text:span><text:span text:style-name="T296">14.3.2 Using if-case with enums and #complete</text:span></text:p>
      <text:h text:style-name="P297" text:outline-level="2"><text:tab/>14.4 Test on empty variables</text:h>
      <text:h text:style-name="P298" text:outline-level="2"><text:tab/>14.5 Other useful if tests</text:h>
      <text:p text:style-name="P299"/>
      <text:p text:style-name="P300">15 - Looping with while and for</text:p>
      <text:h text:style-name="P301" text:outline-level="2"><text:tab/>15.1 While loop</text:h>
      <text:h text:style-name="P302" text:outline-level="3"><text:span text:style-name="T303"><text:tab/></text:span><text:span text:style-name="T304"><text:tab/></text:span><text:span text:style-name="T305">15.1.1 Nested while loops</text:span></text:h>
      <text:h text:style-name="P306" text:outline-level="3"><text:tab/><text:tab/>15.1.2 Named while-loops</text:h>
      <text:h text:style-name="P307" text:outline-level="3"><text:tab/><text:tab/>15.1.3 Printing out a recursive list</text:h>
      <text:h text:style-name="P308" text:outline-level="2"><text:tab/>15.2 For loop</text:h>
      <text:h text:style-name="P309" text:outline-level="2"><text:tab/>15.3 Breaking out or continuing a loop</text:h>
      <text:h text:style-name="P310" text:outline-level="2"><text:tab/>15.4 Looping over an enum's values</text:h>
      <text:p text:style-name="P311"><text:tab/>15.5 Runtime-reflection - Looping over a structs fields with type_info()</text:p>
      <text:p text:style-name="P312"><text:tab/>15.6 Serialization</text:p>
      <text:p text:style-name="P313"><text:tab/>15.7 Annotations or notes</text:p>
      <text:p text:style-name="P314"/>
      <text:p text:style-name="P315">16 – Types in depth</text:p>
      <text:h text:style-name="P316" text:outline-level="2"><text:tab/>16.1 Definition of Any, .type and .type.type</text:h>
      <text:h text:style-name="P317" text:outline-level="2"><text:tab/>16.2 Type_Info and Type_Info_Tag</text:h>
      <text:p text:style-name="Standard"><text:span text:style-name="T318"><text:tab/></text:span><text:span text:style-name="T319">16.3 The type_info() proc</text:span></text:p>
      <text:h text:style-name="P320" text:outline-level="2"><text:span text:style-name="T321"><text:tab/>16.4 Other useful ways to dig into type information</text:span></text:h>
      <text:h text:style-name="P322" text:outline-level="2"><text:tab/><text:tab/>16.4.1 Checking whether an enum is #specified</text:h>
      <text:p text:style-name="Standard"><text:span text:style-name="T323"><text:tab/></text:span><text:span text:style-name="T324"><text:tab/></text:span><text:span text:style-name="T325">16.4.2 Checking whether a struct<text:s/></text:span><text:span text:style-name="T326">a struct is a subclass of another struct</text:span></text:p>
      <text:p text:style-name="P327"><text:tab/><text:tab/>16.4.3 Type info available at runtime</text:p>
      <text:p text:style-name="P328"/>
      <text:p text:style-name="P329">17 - Basics of procedures</text:p>
      <text:p text:style-name="P330"><text:tab/>17.1 Declaring and calling a proc</text:p>
      <text:p text:style-name="Standard"><text:span text:style-name="T331"><text:tab/></text:span><text:span text:style-name="T332"><text:tab/></text:span><text:span text:style-name="T333">17.1.1 Exiting from a proc with return</text:span></text:p>
      <text:p text:style-name="P334"><text:tab/><text:tab/>17.1.2 Getting the type and address of a proc</text:p>
      <text:p text:style-name="P335"><text:tab/>17.2 Local procs</text:p>
      <text:soft-page-break/>
      <text:p text:style-name="P336"><text:tab/>17.3 Difference between passing a copy and passing a pointer</text:p>
      <text:p text:style-name="P337"><text:tab/>17.4 Default values for arguments</text:p>
      <text:p text:style-name="P338"><text:tab/>17.5 Named arguments</text:p>
      <text:p text:style-name="P339"><text:tab/>17.6 Multiple return values and #must</text:p>
      <text:p text:style-name="P340"><text:tab/><text:tab/>17.6.1 Named and default return values</text:p>
      <text:p text:style-name="Standard"><text:span text:style-name="T341"><text:tab/></text:span><text:span text:style-name="T342"><text:tab/></text:span><text:span text:style-name="T343">17.6.2 The #must directive</text:span></text:p>
      <text:p text:style-name="P344"><text:tab/><text:tab/>17.6.3 Example proc: file_open</text:p>
      <text:p text:style-name="P345"><text:tab/>17.7 Overloading procedures</text:p>
      <text:p text:style-name="P346"><text:tab/><text:tab/>17.7.1 What are overloading procedures?</text:p>
      <text:p text:style-name="Standard"><text:span text:style-name="T347"><text:tab/></text:span><text:span text:style-name="T348"><text:tab/></text:span><text:span text:style-name="T349">17.7.1 Overloading in global and local scope</text:span></text:p>
      <text:p text:style-name="P350"><text:tab/>17.8 Inlining procs</text:p>
      <text:p text:style-name="P351"><text:tab/>17.9 Recursive procs</text:p>
      <text:p text:style-name="P352"><text:tab/><text:tab/>17.9.1 The #this directive</text:p>
      <text:p text:style-name="Standard"><text:span text:style-name="T353"><text:tab/></text:span><text:span text:style-name="T354"><text:tab/></text:span><text:span text:style-name="T355">17.9.2 Recursive structs and #this</text:span></text:p>
      <text:p text:style-name="P356"><text:tab/>17.10 Swapping values</text:p>
      <text:p text:style-name="P357"><text:tab/>17.11 A println procedure</text:p>
      <text:p text:style-name="P358"><text:tab/>17.12 Auto-casting a parameter with xx</text:p>
      <text:p text:style-name="P359"><text:tab/>17.13 Structs and procs</text:p>
      <text:p text:style-name="P360"><text:tab/><text:tab/>17.13.1 Using the namespace of a struct in procedures</text:p>
      <text:p text:style-name="P361"><text:tab/><text:tab/>17.13.2 The #as directive in proc arguments</text:p>
      <text:p text:style-name="P362"><text:tab/>17.14 Reflection on procedures</text:p>
      <text:p text:style-name="Standard"><text:span text:style-name="T363"><text:tab/></text:span><text:span text:style-name="T364"><text:tab/></text:span><text:span text:style-name="T365">17.14.1 Getting the argument and return types</text:span></text:p>
      <text:p text:style-name="P366"><text:tab/><text:tab/>17.14.2 The #procedure_name directive</text:p>
      <text:p text:style-name="P367"><text:tab/>17.15 The #deprecated directive</text:p>
      <text:p text:style-name="P368"><text:tab/>17.16 Anonymous procs</text:p>
      <text:p text:style-name="P369"/>
      <text:p text:style-name="P370">18 – Arrays</text:p>
      <text:p text:style-name="Standard"><text:span text:style-name="T371"><text:tab/></text:span><text:span text:style-name="T372">18.1. Array literals</text:span></text:p>
      <text:p text:style-name="P373"><text:tab/>18.2. For loop over arrays</text:p>
      <text:p text:style-name="P374"><text:tab/>18.3. Static arrays</text:p>
      <text:p text:style-name="P375"><text:tab/><text:tab/>18.3.1 Setting up an array with a for loop</text:p>
      <text:p text:style-name="P376"><text:tab/><text:tab/>18.3.2 Compile-time and run-time bounds check</text:p>
      <text:p text:style-name="P377"><text:tab/><text:tab/>18.3.3 Using an array as a boolean</text:p>
      <text:p text:style-name="P378"><text:tab/><text:tab/>18.3.4 Allocating an array on the heap</text:p>
      <text:p text:style-name="Standard"><text:span text:style-name="T379"><text:tab/></text:span><text:span text:style-name="T380">18.4. Dynamic arrays</text:span></text:p>
      <text:p text:style-name="P381"><text:tab/><text:tab/>18.4.1 Useful procs for dynamic arrays</text:p>
      <text:p text:style-name="P382"><text:tab/><text:tab/>18.4.2 Internal definition of a dynamic array</text:p>
      <text:p text:style-name="Standard"><text:span text:style-name="T383"><text:tab/></text:span><text:span text:style-name="T384">18.5. Array views</text:span></text:p>
      <text:p text:style-name="P385"><text:tab/><text:tab/>18.5.1 Changing the view and the base array</text:p>
      <text:p text:style-name="P386"><text:tab/><text:tab/>18.5.2 Misuse of array views with dynamic arrays</text:p>
      <text:p text:style-name="Standard"><text:span text:style-name="T387"><text:tab/></text:span><text:span text:style-name="T388">18.6. For-loops over arrays: more examples</text:span></text:p>
      <text:p text:style-name="P389"><text:tab/><text:tab/>18.6.1 Named index and value</text:p>
      <text:p text:style-name="P390"><text:tab/><text:tab/>18.6.2 Changing an array by iterating with a pointer</text:p>
      <text:p text:style-name="P391"><text:tab/><text:tab/>18.6.3 Reversing a for loop with &lt;</text:p>
      <text:p text:style-name="Standard"><text:span text:style-name="T392"><text:tab/></text:span><text:span text:style-name="T393">18.7. Multidimensional arrays</text:span></text:p>
      <text:p text:style-name="Standard"><text:span text:style-name="T394"><text:tab/></text:span><text:span text:style-name="T395">18.8. Passing an array to a procedure</text:span></text:p>
      <text:p text:style-name="Standard"><text:span text:style-name="T396"><text:tab/></text:span><text:span text:style-name="T397">18.9. An array of pointers</text:span></text:p>
      <text:p text:style-name="P398"><text:tab/>18.10 Variable number of arguments (..) for a procedure</text:p>
      <text:p text:style-name="P399"><text:tab/><text:tab/>18.10.1 Passing an array as a variable argument</text:p>
      <text:soft-page-break/>
      <text:h text:style-name="P400" text:outline-level="3"><text:tab/><text:tab/>18.10.2 Named variable arguments proc</text:h>
      <text:h text:style-name="P401" text:outline-level="2"><text:span text:style-name="T402"><text:tab/></text:span><text:span text:style-name="T403">18.11 The print procedure</text:span></text:h>
      <text:p text:style-name="P404"><text:tab/>18.12 Array of structs</text:p>
      <text:p text:style-name="P405"><text:tab/></text:p>
      <text:p text:style-name="P406">18B – Ordered remove in arrays</text:p>
      <text:p text:style-name="P407">18C - Copying a struct with memcpy</text:p>
      <text:p text:style-name="P408"/>
      <text:p text:style-name="P409">19 – Working with strings</text:p>
      <text:p text:style-name="Standard"><text:span text:style-name="T410"><text:tab/></text:span><text:span text:style-name="T411">19.1 What are strings?</text:span></text:p>
      <text:h text:style-name="P412" text:outline-level="2"><text:tab/>19.2 Some basic operations on bytes</text:h>
      <text:h text:style-name="P413" text:outline-level="2"><text:tab/>19.3 Backslash codes, escape characters and Unicode characters</text:h>
      <text:h text:style-name="P414" text:outline-level="2"><text:tab/>19.4 Some string characteristics</text:h>
      <text:h text:style-name="P415" text:outline-level="3"><text:tab/><text:tab/>19.4.1 String literals are immutable and bounds-checked</text:h>
      <text:h text:style-name="P416" text:outline-level="3"><text:tab/><text:tab/>19.4.2 Strings as boolean values</text:h>
      <text:h text:style-name="P417" text:outline-level="3"><text:tab/><text:tab/>19.4.3 Multi-line strings</text:h>
      <text:h text:style-name="P418" text:outline-level="3"><text:tab/><text:tab/>19.4.4 Looping over the characters in a string str with for</text:h>
      <text:h text:style-name="P419" text:outline-level="3"><text:tab/><text:tab/>19.4.5 The sprint procedure</text:h>
      <text:h text:style-name="P420" text:outline-level="3"><text:tab/><text:tab/>19.4.6 Releasing a string's memory</text:h>
      <text:h text:style-name="P421" text:outline-level="3"><text:tab/><text:tab/>19.4.7 Storing code in strings</text:h>
      <text:p text:style-name="P422"><text:tab/><text:tab/>19.4.8 Strings as array views</text:p>
      <text:h text:style-name="P423" text:outline-level="2"><text:span text:style-name="T424"><text:tab/></text:span><text:span text:style-name="T425">19.5 String builder</text:span></text:h>
      <text:h text:style-name="P426" text:outline-level="2"><text:tab/>19.6 String operations</text:h>
      <text:h text:style-name="P427" text:outline-level="3"><text:tab/><text:tab/>19.6.1 Conversions to and from numbers</text:h>
      <text:h text:style-name="P428" text:outline-level="4"><text:tab/><text:tab/>19.6.1.1 string to numbers</text:h>
      <text:h text:style-name="P429" text:outline-level="3"><text:tab/><text:tab/>19.6.2 String comparisons</text:h>
      <text:h text:style-name="P430" text:outline-level="3"><text:tab/><text:tab/>19.6.3 Joining and splitting</text:h>
      <text:p text:style-name="Standard"><text:span text:style-name="T431"><text:tab/></text:span><text:span text:style-name="T432"><text:tab/></text:span><text:span text:style-name="T433"><text:tab/></text:span><text:span text:style-name="T434">19.6.3.1 Looping over the result of a split</text:span></text:p>
      <text:h text:style-name="P435" text:outline-level="3"><text:tab/><text:tab/>19.6.4 Searching</text:h>
      <text:h text:style-name="P436" text:outline-level="3"><text:tab/><text:tab/>19.6.5 Changing</text:h>
      <text:h text:style-name="P437" text:outline-level="2"><text:span text:style-name="T438"><text:tab/></text:span><text:span text:style-name="T439">19.7 C strings</text:span></text:h>
      <text:h text:style-name="P440" text:outline-level="2"/>
      <text:p text:style-name="P441">19B - Get command-line arguments</text:p>
      <text:h text:style-name="P442" text:outline-level="2">19C - Getting console input</text:h>
      <text:p text:style-name="P443">19D - Comparing field names of structs</text:p>
      <text:p text:style-name="P444"/>
      <text:p text:style-name="P445">20 – Debugging</text:p>
      <text:p text:style-name="Standard"><text:span text:style-name="T446"><text:tab/></text:span><text:span text:style-name="T447">20.1 Some general strategies</text:span></text:p>
      <text:p text:style-name="P448"><text:tab/><text:tab/>20.1.1 Print debugging</text:p>
      <text:p text:style-name="P449"><text:tab/><text:tab/>20.1.2 Assert debugging</text:p>
      <text:p text:style-name="Standard"><text:span text:style-name="T450"><text:tab/></text:span><text:span text:style-name="T451">20.2 Debugging compile-time execution</text:span></text:p>
      <text:p text:style-name="P452"><text:tab/><text:tab/>20.2.1 #assert debugging</text:p>
      <text:p text:style-name="P453"><text:tab/><text:tab/>20.2.2 The compile-time interactive Jai debugger</text:p>
      <text:p text:style-name="P454"><text:tab/><text:tab/>20.2.3 The #dump directive</text:p>
      <text:p text:style-name="Standard"><text:span text:style-name="T455"><text:tab/></text:span><text:span text:style-name="T456">20.3 Debugging a run-time crash with an external debugger from Visual Studio</text:span></text:p>
      <text:p text:style-name="P457"><text:tab/>20.4 Debugging general code</text:p>
      <text:p text:style-name="P458"><text:tab/>20.5 Debugging with natvis</text:p>
      <text:p text:style-name="Standard"><text:span text:style-name="T459"><text:tab/>20.6 The WinDbg debugging tool</text:span></text:p>
      <text:p text:style-name="P460"><text:tab/>20.7 Some general info</text:p>
      <text:p text:style-name="P461"/>
      <text:p text:style-name="P462">21 – Memory Allocators and Temporary Storage</text:p>
      <text:p text:style-name="Standard"><text:span text:style-name="T463"><text:tab/></text:span><text:span text:style-name="T464">21.1 General remarks</text:span></text:p>
      <text:p text:style-name="Standard"><text:span text:style-name="T465"><text:tab/></text:span><text:span text:style-name="T466"><text:tab/></text:span><text:span text:style-name="T467">21.1.1 Overview of allocation and freeing methods</text:span></text:p>
      <text:p text:style-name="P468"><text:tab/><text:tab/>21.1.2 User defer when possible</text:p>
      <text:p text:style-name="P469"><text:tab/><text:tab/>21.1.3 Different sorts of memory allocation</text:p>
      <text:p text:style-name="Standard"><text:span text:style-name="T470"><text:tab/></text:span><text:span text:style-name="T471">21.2 Allocators</text:span></text:p>
      <text:p text:style-name="Standard"><text:span text:style-name="T472"><text:tab/></text:span><text:span text:style-name="T473">21.3 Temporary storage</text:span></text:p>
      <text:p text:style-name="P474"><text:tab/>21.4 Examples of using Temporary Storage</text:p>
      <text:p text:style-name="P475"><text:tab/><text:tab/>21.4.1 Storing strings in temp with tprint</text:p>
      <text:p text:style-name="P476"><text:tab/><text:tab/>21.4.2 Storing arrays in temp</text:p>
      <text:p text:style-name="P477"><text:tab/><text:tab/>21.4.3 Using New with temp</text:p>
      <text:p text:style-name="P478"><text:tab/><text:tab/>21.4.4 Using Temporary Storage on the Stack</text:p>
      <text:p text:style-name="P479"><text:tab/><text:tab/>21.4.5 How much memory is allocated in temp?</text:p>
      <text:p text:style-name="Standard"><text:span text:style-name="T480"><text:tab/>21.5 Memory-leak detector</text:span></text:p>
      <text:p text:style-name="Standard"><text:span text:style-name="T481"><text:tab/></text:span><text:span text:style-name="T482">21.6 Check which allocator owns an allocation</text:span></text:p>
      <text:p text:style-name="P483"/>
      <text:p text:style-name="P484">22 Polymorphic Procedures</text:p>
      <text:h text:style-name="P485" text:outline-level="2"><text:tab/>22.1 What is polymorphism?</text:h>
      <text:p text:style-name="P486"><text:span text:style-name="T487"><text:tab/></text:span><text:span text:style-name="T488"><text:tab/></text:span><text:span text:style-name="T489">22.1.1 A first example</text:span></text:p>
      <text:h text:style-name="P490" text:outline-level="3"><text:tab/><text:tab/>22.1.2 What is $T?</text:h>
      <text:h text:style-name="P491" text:outline-level="2"><text:span text:style-name="T492"><text:tab/></text:span><text:span text:style-name="T493">22.2 Some other examples</text:span></text:h>
      <text:h text:style-name="P494" text:outline-level="3"><text:tab/><text:tab/>22.2.1 T used more than once, and also used as a return type</text:h>
      <text:h text:style-name="P495" text:outline-level="3"><text:tab/><text:tab/>22.2.2 T as the type of an arrays items</text:h>
      <text:h text:style-name="P496" text:outline-level="3"><text:tab/><text:tab/>22.2.3 Example with pointers: swapping</text:h>
      <text:p text:style-name="Standard"><text:span text:style-name="T497"><text:tab/></text:span><text:span text:style-name="T498"><text:tab/></text:span><text:span text:style-name="T499">22.2.4 Example with structs</text:span></text:p>
      <text:h text:style-name="P500" text:outline-level="3"><text:tab/><text:tab/>22.2.5 Example with several polymorphic types</text:h>
      <text:h text:style-name="P501" text:outline-level="2"><text:span text:style-name="T502"><text:tab/></text:span><text:span text:style-name="T503">22.3 The lambda notation =&gt;</text:span></text:h>
      <text:p text:style-name="P504"><text:tab/>22.4 A procedure as argument of another proc</text:p>
      <text:p text:style-name="P505"><text:tab/>22.5 A recursive lambda as argument of a polymorphic proc</text:p>
      <text:h text:style-name="P506" text:outline-level="2"><text:span text:style-name="T507"><text:tab/>22.6 #bake_arguments, $ and $$</text:span></text:h>
      <text:h text:style-name="P508" text:outline-level="2"><text:tab/>22.7 A map function</text:h>
      <text:p text:style-name="P509"><text:tab/>22.8 Creating a dynamic array</text:p>
      <text:p text:style-name="P510"/>
      <text:h text:style-name="P511" text:outline-level="1">23 Polymorphic arrays and structs</text:h>
      <text:h text:style-name="P512" text:outline-level="2"><text:span text:style-name="T513"><text:tab/></text:span><text:span text:style-name="T514">23.1 Polymorphic arrays</text:span></text:h>
      <text:h text:style-name="P515" text:outline-level="2"><text:tab/>23.2 A more general map procedure</text:h>
      <text:h text:style-name="P516" text:outline-level="2"><text:tab/>23.3 Polymorphic structs</text:h>
      <text:p text:style-name="P517"><text:tab/>23.4 Restricting the type of polymorphic proc arguments</text:p>
      <text:p text:style-name="P518"><text:tab/>23.5 The $T/Object syntax</text:p>
      <text:p text:style-name="P519"><text:tab/>23.6 The $T/interface Object syntax</text:p>
      <text:p text:style-name="P520"><text:tab/>23.7 The #bake_constants directive</text:p>
      <text:p text:style-name="P521"><text:tab/>23.8 Polymorphic struct using #this and #bake_constants</text:p>
      <text:p text:style-name="P522"><text:tab/>23.9 Implementing a simple interface</text:p>
      <text:p text:style-name="P523"><text:tab/>23.10 The broadcaster design pattern</text:p>
      <text:p text:style-name="P524"/>
      <text:p text:style-name="P525">23B. Document types: a showcase of inheritance using structs and #as</text:p>
      <text:p text:style-name="P526"/>
      <text:h text:style-name="P527" text:outline-level="1">24 Operator overloading</text:h>
      <text:p text:style-name="P528"><text:tab/>24.1 Operators and operator overloading</text:p>
      <text:h text:style-name="P529" text:outline-level="2"><text:span text:style-name="T530"><text:tab/></text:span><text:span text:style-name="T531">24.2 Vector operators</text:span></text:h>
      <text:h text:style-name="P532" text:outline-level="2"><text:tab/>24.3 Object operators</text:h>
      <text:p text:style-name="P533"><text:tab/>24.4 The #poke_name directive</text:p>
      <text:p text:style-name="P534"/>
      <text:p text:style-name="P535">25 Context</text:p>
      <text:p text:style-name="Standard"><text:span text:style-name="T536"><text:tab/></text:span><text:span text:style-name="T537">25.1 What is the context?</text:span></text:p>
      <text:p text:style-name="Standard"><text:span text:style-name="T538"><text:tab/></text:span><text:span text:style-name="T539">25.2 push_context</text:span></text:p>
      <text:p text:style-name="P540"><text:tab/>25.3 push_allocator</text:p>
      <text:p text:style-name="P541"><text:tab/>25.4 What does #no_context mean?</text:p>
      <text:p text:style-name="P542"><text:tab/>25.5 Logging</text:p>
      <text:p text:style-name="P543"><text:tab/>25.6 Temporary storage</text:p>
      <text:p text:style-name="P544"><text:tab/>25.7 The stack trace</text:p>
      <text:p text:style-name="P545"><text:tab/>25.8 The print style</text:p>
      <text:p text:style-name="P546"><text:tab/>25.9 Check if a variable is on the stack</text:p>
      <text:p text:style-name="P547"/>
      <text:h text:style-name="P548" text:outline-level="1">26 Meta-programming</text:h>
      <text:h text:style-name="P549" text:outline-level="2"><text:span text:style-name="T550"><text:tab/></text:span><text:span text:style-name="T551">26.1 The type table</text:span></text:h>
      <text:h text:style-name="P552" text:outline-level="2"><text:tab/>26.2 Running code at compile time with #run</text:h>
      <text:h text:style-name="P553" text:outline-level="3"><text:span text:style-name="T554"><text:tab/></text:span><text:span text:style-name="T555"><text:tab/></text:span><text:span text:style-name="T556">26.2.1 The #compile_time directive</text:span></text:h>
      <text:p text:style-name="P557"><text:tab/><text:tab/>26.2.2 The #no_reset directive</text:p>
      <text:p text:style-name="P558"><text:span text:style-name="T559"><text:tab/></text:span><text:span text:style-name="T560"><text:tab/>26.2.3 Using #run: Computing a struct at compile-time and retrieving at run-time</text:span></text:p>
      <text:h text:style-name="P561" text:outline-level="2"><text:span text:style-name="T562"><text:tab/></text:span><text:span text:style-name="T563">26.3 Compiling conditionally with #if</text:span></text:h>
      <text:h text:style-name="P564" text:outline-level="2"><text:tab/>26.4 Inserting code with #insert</text:h>
      <text:p text:style-name="P565"><text:span text:style-name="T566"><text:tab/></text:span><text:span text:style-name="T567"><text:tab/></text:span><text:span text:style-name="T568">26.4.1 Inserting code strings with #insert</text:span></text:p>
      <text:p text:style-name="P569"><text:tab/><text:tab/>26.4.2 Inserting compile-time generated strings with #insert</text:p>
      <text:p text:style-name="P570"><text:tab/><text:tab/>26.4.3 Using #insert with multi-line strings</text:p>
      <text:p text:style-name="P571"><text:tab/><text:tab/>26.4.4 Using #insert -&gt; string</text:p>
      <text:h text:style-name="P572" text:outline-level="3"><text:span text:style-name="T573"><text:tab/></text:span><text:span text:style-name="T574"><text:tab/></text:span><text:span text:style-name="T575">26.4.5 Type Code and #code</text:span></text:h>
      <text:p text:style-name="P576"><text:tab/></text:p>
      <text:p text:style-name="P577"/>
      <text:h text:style-name="P578" text:outline-level="1"><text:s/>26B Macros and #modify</text:h>
      <text:p text:style-name="P579"><text:span text:style-name="T580"><text:tab/></text:span><text:span text:style-name="T581">26.5 Basics of macros</text:span></text:p>
      <text:p text:style-name="P582"><text:span text:style-name="T583"><text:tab/></text:span><text:span text:style-name="T584"><text:tab/></text:span><text:span text:style-name="T585">26.5.1 Using a macro with #insert</text:span></text:p>
      <text:p text:style-name="P586"><text:span text:style-name="T587"><text:tab/></text:span><text:span text:style-name="T588"><text:tab/>26.5.2 Using a macro with #insert to unroll a for loop</text:span></text:p>
      <text:p text:style-name="P589"><text:tab/><text:tab/>26.5.3 Using a macro for an inner proc</text:p>
      <text:p text:style-name="Standard"><text:span text:style-name="T590"><text:tab/></text:span><text:span text:style-name="T591"><text:tab/></text:span><text:span text:style-name="T592">26.5.4 Using a macro with #insert,scope()</text:span></text:p>
      <text:h text:style-name="P593" text:outline-level="2"><text:span text:style-name="T594"><text:tab/></text:span><text:span text:style-name="T595"><text:tab/></text:span><text:span text:style-name="T596">26.5.5 Using a macro for swapping values</text:span></text:h>
      <text:h text:style-name="P597" text:outline-level="2"><text:span text:style-name="T598"><text:tab/></text:span><text:span text:style-name="T599"><text:tab/>26.5.6 Measuring performance with a macro</text:span></text:h>
      <text:h text:style-name="P600" text:outline-level="2"><text:tab/>26.6 Using a for-expansion macro to define a for loop</text:h>
      <text:p text:style-name="P601"><text:tab/>26.7 A for-expansion macro for a double linked-list</text:p>
      <text:p text:style-name="P602"><text:tab/>26.8 A for-expansion macro for an array</text:p>
      <text:h text:style-name="P603" text:outline-level="2"><text:tab/>26.9 The #modify directive</text:h>
      <text:p text:style-name="P604"/>
      <text:p text:style-name="P605"/>
      <text:soft-page-break/>
      <text:p text:style-name="P606"><text:s/>26C Applications of Metaprogramming</text:p>
      <text:p text:style-name="P607"><text:span text:style-name="T608"><text:tab/></text:span><text:span text:style-name="T609">26.10 SOA (Struct of Arrays)</text:span></text:p>
      <text:p text:style-name="P610"><text:span text:style-name="T611"><text:tab/></text:span><text:span text:style-name="T612"><text:tab/></text:span><text:span text:style-name="T613">26.10.1 Data-oriented design</text:span></text:p>
      <text:h text:style-name="P614" text:outline-level="2"><text:tab/><text:tab/>26.10.2 Making a SOA struct using #insert</text:h>
      <text:h text:style-name="P615" text:outline-level="2"><text:span text:style-name="T616"><text:tab/></text:span><text:span text:style-name="T617">26.11 How to get the generated source files after the meta-program step?</text:span></text:h>
      <text:p text:style-name="P618"><text:tab/>26.12 How to get info on the nodes tree of a piece of code?</text:p>
      <text:p text:style-name="Standard"><text:span text:style-name="T619"><text:tab/></text:span><text:span text:style-name="T620"><text:tab/></text:span><text:span text:style-name="T621">26.12.1 The compiler_get_nodes procedure</text:span></text:p>
      <text:p text:style-name="P622"><text:tab/><text:tab/>26.12.2 Changing the AST of code at compile-time</text:p>
      <text:p text:style-name="P623"><text:tab/>26.13 The #type directive and type variants</text:p>
      <text:p text:style-name="P624"><text:tab/>26.14 Getting the name of a variable at compile time</text:p>
      <text:p text:style-name="P625"><text:tab/>26.15 Converting code to string</text:p>
      <text:p text:style-name="P626"><text:tab/>26.16 Creating code for each member in a structure</text:p>
      <text:p text:style-name="Standard"><text:span text:style-name="T627"><text:tab/></text:span><text:span text:style-name="T628">26.17 A type-tagged union</text:span></text:p>
      <text:p text:style-name="P629"><text:tab/>26.18 Creating code for a list of types</text:p>
      <text:p text:style-name="P630"/>
      <text:h text:style-name="P631" text:outline-level="1">27 Working with Files</text:h>
      <text:p text:style-name="P632"><text:span text:style-name="T633"><text:tab/></text:span><text:span text:style-name="T634">27.1 Basic file operations</text:span></text:p>
      <text:p text:style-name="P635"><text:tab/>27.2 Working with CSV files</text:p>
      <text:p text:style-name="P636"><text:tab/>27.3 How to copy some files from one folder to another</text:p>
      <text:p text:style-name="P637"><text:tab/>27.4 Deleting subfolders</text:p>
      <text:p text:style-name="P638"><text:tab/>27.5 Working with Paths</text:p>
      <text:p text:style-name="P639"/>
      <text:h text:style-name="P640" text:outline-level="1">28 Inline assembly</text:h>
      <text:p text:style-name="P641"><text:tab/>28.1 Inline assembly: what and why</text:p>
      <text:p text:style-name="P642"><text:tab/>28.2 How do Jai and inline assemby interact? - Declaring variables</text:p>
      <text:p text:style-name="P643"><text:tab/>28.3 Some background info</text:p>
      <text:p text:style-name="Standard"><text:span text:style-name="T644"><text:tab/></text:span><text:span text:style-name="T645"><text:tab/></text:span><text:span text:style-name="T646">28.3.1 Overview of inline assembly instructions</text:span></text:p>
      <text:p text:style-name="P647"><text:tab/><text:tab/>28.3.2 List of size abbreviations</text:p>
      <text:p text:style-name="P648"><text:tab/><text:tab/>28.3.3 Assembly Language Data Types</text:p>
      <text:p text:style-name="P649"><text:tab/><text:tab/>28.3.4 Assembly Feature Flags</text:p>
      <text:p text:style-name="P650"><text:tab/><text:tab/>28.3.5 List of registers</text:p>
      <text:p text:style-name="P651"><text:tab/><text:tab/>28.3.6 The Machine_X64 module</text:p>
      <text:p text:style-name="Standard"><text:span text:style-name="T652"><text:tab/></text:span><text:span text:style-name="T653">28.4 Immediate operands</text:span></text:p>
      <text:p text:style-name="P654"><text:tab/>28.5 Allocation and pinning</text:p>
      <text:p text:style-name="P655"><text:tab/>28.6 Feature flags</text:p>
      <text:p text:style-name="P656"><text:tab/><text:tab/>28.6.1 Global build level</text:p>
      <text:p text:style-name="P657"><text:tab/><text:tab/>28.6.2 Asm-block level</text:p>
      <text:p text:style-name="P658"><text:tab/><text:tab/>28.6.3 Checking on feature flags</text:p>
      <text:p text:style-name="Standard"><text:span text:style-name="T659"><text:tab/></text:span><text:span text:style-name="T660">28.7 Using AVX and AVX2 SIMD operations</text:span></text:p>
      <text:p text:style-name="Standard"><text:span text:style-name="T661"><text:tab/></text:span><text:span text:style-name="T662"><text:tab/></text:span><text:span text:style-name="T663">28.7.1 Assembly memory operands: Loading memory into registers</text:span></text:p>
      <text:p text:style-name="P664"><text:tab/><text:tab/>28.7.2 Working with SIMD</text:p>
      <text:p text:style-name="P665"><text:tab/>28.8 Macros and asm</text:p>
      <text:p text:style-name="P666"><text:tab/>28.9 Compile-time execution</text:p>
      <text:p text:style-name="P667"><text:tab/>28.10 Other useful examples</text:p>
      <text:p text:style-name="Standard"><text:span text:style-name="T668"><text:tab/></text:span><text:span text:style-name="T669"><text:tab/></text:span><text:span text:style-name="T670">28.10.1 Manipulating an array through pointers</text:span></text:p>
      <text:p text:style-name="P671"><text:tab/><text:tab/>28.10.2 Load Effective Address (LEA) and Load and Read Instruction Example</text:p>
      <text:p text:style-name="P672"><text:tab/><text:tab/>28.10.3 Fetch and add macro to increment a variable</text:p>
      <text:p text:style-name="P673"><text:tab/><text:tab/>28.10.4 Binary swap</text:p>
      <text:soft-page-break/>
      <text:p text:style-name="P674"><text:tab/><text:tab/>28.10.5 Reset Lowest Set Bit (BLSR)</text:p>
      <text:p text:style-name="P675"><text:tab/><text:tab/>28.10.6 Reversing 64-bits integer</text:p>
      <text:p text:style-name="P676"><text:tab/><text:tab/>28.10.7 Broadcasting, rounding and masking with EVEX</text:p>
      <text:p text:style-name="P677"/>
      <text:p text:style-name="P678">29 Interacting with C</text:p>
      <text:h text:style-name="P679" text:outline-level="2"><text:span text:style-name="T680"><text:tab/></text:span><text:span text:style-name="T681">29.1 Why would you call C?</text:span></text:h>
      <text:h text:style-name="P682" text:outline-level="2"><text:tab/>29.2 How to call C? The #foreign directives</text:h>
      <text:p text:style-name="P683"><text:tab/>29.3 Mapping a dynamic library</text:p>
      <text:p text:style-name="P684"><text:tab/>29.4 Converting a C header (.h) file</text:p>
      <text:h text:style-name="P685" text:outline-level="2"><text:tab/>29.5 Examples on Linux</text:h>
      <text:h text:style-name="P686" text:outline-level="2"><text:tab/>29.6 Examples on Windows</text:h>
      <text:p text:style-name="Standard"><text:span text:style-name="T687"><text:tab/></text:span><text:span text:style-name="T688"><text:tab/></text:span><text:span text:style-name="T689">29.6.1 Calling system library functions</text:span></text:p>
      <text:p text:style-name="P690"><text:tab/><text:tab/>29.6.2 Calling user-defined library functions</text:p>
      <text:p text:style-name="Standard"><text:span text:style-name="T691"><text:tab/>29.7 Callbacks and the #c_call directive</text:span></text:p>
      <text:p text:style-name="P692"><text:tab/>29.8 Getting the computer name: using #if, OS and C interaction</text:p>
      <text:p text:style-name="P693"><text:tab/>29.9 The Bindings_Generator module</text:p>
      <text:p text:style-name="P694"/>
      <text:h text:style-name="P695" text:outline-level="1">30 Integrated build system</text:h>
      <text:p text:style-name="P696"><text:span text:style-name="T697"><text:tab/></text:span><text:span text:style-name="T698">Intro: What is a metaprogram?</text:span></text:p>
      <text:h text:style-name="P699" text:outline-level="2"><text:span text:style-name="T700"><text:tab/></text:span><text:span text:style-name="T701">30.1 Workspaces</text:span></text:h>
      <text:h text:style-name="P702" text:outline-level="2"><text:tab/>30.2 The source file location directives</text:h>
      <text:h text:style-name="P703" text:outline-level="2"><text:tab/>30.3 A minimal build file</text:h>
      <text:p text:style-name="P704"><text:tab/><text:tab/>30.3.1 Compiling with add_build_file</text:p>
      <text:p text:style-name="P705"><text:tab/><text:tab/>30.3.2 Compiling with add_build_string</text:p>
      <text:p text:style-name="P706"><text:tab/><text:tab/>30.3.3 The #placeholder directive</text:p>
      <text:h text:style-name="P707" text:outline-level="2"><text:tab/>30.4 The build options</text:h>
      <text:p text:style-name="P708"><text:span text:style-name="T709"><text:tab/></text:span><text:span text:style-name="T710"><text:tab/></text:span><text:span text:style-name="T711">30.4.1 The optimization level</text:span></text:p>
      <text:h text:style-name="P712" text:outline-level="3"><text:tab/><text:tab/>30.4.2 The output type</text:h>
      <text:h text:style-name="P713" text:outline-level="3"><text:tab/><text:tab/>30.4.3 The output executable name</text:h>
      <text:p text:style-name="Standard"><text:span text:style-name="T714"><text:tab/></text:span><text:span text:style-name="T715"><text:tab/></text:span><text:span text:style-name="T716">30.4.3B The output path</text:span></text:p>
      <text:p text:style-name="P717"><text:tab/><text:tab/>30.4.3C The import path</text:p>
      <text:p text:style-name="P718"><text:tab/><text:tab/>30.4.4 The backend options</text:p>
      <text:h text:style-name="P719" text:outline-level="3"><text:tab/><text:tab/>30.4.5 Info about runtime errors and crashes</text:h>
      <text:h text:style-name="P720" text:outline-level="3"><text:tab/><text:tab/>30.4.6 Checks at runtime</text:h>
      <text:p text:style-name="P721"><text:tab/><text:tab/>30.4.7 runtime_storageless_type_info</text:p>
      <text:p text:style-name="Standard"><text:span text:style-name="T722"><text:tab/></text:span><text:span text:style-name="T723"><text:tab/></text:span><text:span text:style-name="T724">30.4.7B Dead code elimination</text:span></text:p>
      <text:h text:style-name="P725" text:outline-level="3"><text:tab/><text:tab/>30.4.8 Optimizing LLVM or X64 build</text:h>
      <text:p text:style-name="Standard"><text:span text:style-name="T726"><text:tab/></text:span><text:span text:style-name="T727"><text:tab/></text:span><text:span text:style-name="T728">30.4.8B Setting machine-level asm options</text:span></text:p>
      <text:p text:style-name="P729"><text:tab/><text:tab/>30.4.9 Debug- and Release builds</text:p>
      <text:p text:style-name="P730"><text:tab/><text:tab/>30.4.10 Preventing the output of compiler messages</text:p>
      <text:p text:style-name="P731"><text:tab/>30.5 Changing the default metaprogram</text:p>
      <text:h text:style-name="P732" text:outline-level="2"><text:tab/></text:h>
      <text:h text:style-name="P733" text:outline-level="1"><text:span text:style-name="T734">30B Manipulating the build process</text:span></text:h>
      <text:p text:style-name="P735"><text:span text:style-name="T736"><text:tab/></text:span><text:span text:style-name="T737">30.6 Intercepting the compiler message loop</text:span></text:p>
      <text:h text:style-name="P738" text:outline-level="2"><text:tab/>30.7 Building and running on successful compilation</text:h>
      <text:p text:style-name="P739"><text:tab/>30.8 Getting the file to compile from the command-line and inlining</text:p>
      <text:p text:style-name="P740"><text:span text:style-name="T741"><text:tab/>30.9 Building and running with compiler command-line arguments</text:span></text:p>
      <text:soft-page-break/>
      <text:h text:style-name="P742" text:outline-level="2"><text:tab/>30.10 Choosing a debug / release build with compiler command-line<text:s/><text:tab/>arguments</text:h>
      <text:h text:style-name="P743" text:outline-level="2"><text:tab/>30.11 Enforcing coding standards</text:h>
      <text:h text:style-name="P744" text:outline-level="2"><text:tab/>30.12 Generating LLVM bitcode</text:h>
      <text:p text:style-name="P745"><text:tab/>30.13 Using notes to do special metaprogramming</text:p>
      <text:p text:style-name="P746"><text:tab/>30.14 Writing and loading dynamic libraries and #program_export</text:p>
      <text:p text:style-name="P747"><text:span text:style-name="T748"><text:tab/>30.15 Adding binary data to the executable</text:span></text:p>
      <text:p text:style-name="P749"><text:tab/>30.16 Simple example using the Bindings_Generator module</text:p>
      <text:p text:style-name="P750"><text:tab/>30.17 Generating bindings for the Raylib C library</text:p>
      <text:p text:style-name="P751"/>
      <text:p text:style-name="P752"/>
      <text:h text:style-name="P753" text:outline-level="1">31 Working with Threads</text:h>
      <text:h text:style-name="P754" text:outline-level="2"><text:span text:style-name="T755"><text:tab/></text:span><text:span text:style-name="T756">31.1 Basics of threads</text:span></text:h>
      <text:h text:style-name="P757" text:outline-level="2"><text:tab/>31.2 Thread groups</text:h>
      <text:p text:style-name="P758"><text:tab/><text:tab/>31.2.1 Concept and basic example</text:p>
      <text:p text:style-name="P759"><text:tab/><text:tab/>31.2.2 Getting results from the thread group</text:p>
      <text:p text:style-name="Standard"><text:span text:style-name="T760"><text:tab/></text:span><text:span text:style-name="T761"><text:tab/>31.2.3 Determining the number of threads to use</text:span></text:p>
      <text:p text:style-name="P762"><text:tab/><text:tab/>31.2.4 Periodically checking which portion of the work is completed</text:p>
      <text:p text:style-name="P763"><text:tab/>31.3 Mutexes</text:p>
      <text:h text:style-name="P764" text:outline-level="2"><text:tab/>31.4 Building a program using OpenGL, macros and threads</text:h>
      <text:p text:style-name="P765"><text:tab/>31.5 Minimal implementation of Go-style channels</text:p>
      <text:p text:style-name="P766"/>
      <text:h text:style-name="P767" text:outline-level="1">32 Working with processes</text:h>
      <text:h text:style-name="P768" text:outline-level="2"><text:span text:style-name="T769"><text:tab/></text:span><text:span text:style-name="T770">32.1 Running a process within a program</text:span></text:h>
      <text:h text:style-name="P771" text:outline-level="2"><text:tab/>32.2 Creating a process</text:h>
      <text:h text:style-name="P772" text:outline-level="2"><text:tab/>32.3 Writing to a process</text:h>
      <text:h text:style-name="P773" text:outline-level="2"><text:tab/>32.4 Reading from a process</text:h>
      <text:p text:style-name="P774"/>
      <text:h text:style-name="P775" text:outline-level="1">33 Graphical(GUI) modules</text:h>
      <text:p text:style-name="Standard"><text:span text:style-name="T776"><text:tab/></text:span><text:span text:style-name="T777">33.1 The GLFW module</text:span></text:p>
      <text:p text:style-name="P778"><text:tab/>33.2 The SDL module</text:p>
      <text:p text:style-name="P779"><text:tab/>33.3 The GL module</text:p>
      <text:p text:style-name="P780"><text:tab/>33.4 Direct3D</text:p>
      <text:p text:style-name="P781"><text:tab/>33.5 The Simp module</text:p>
      <text:p text:style-name="Standard"><text:span text:style-name="T782"><text:tab/></text:span><text:span text:style-name="T783"><text:tab/></text:span><text:span text:style-name="T784">33.5.1 A simple window</text:span></text:p>
      <text:p text:style-name="Standard"><text:span text:style-name="T785"><text:tab/></text:span><text:span text:style-name="T786"><text:tab/>33.5.2 A colored triangle</text:span></text:p>
      <text:p text:style-name="P787"><text:tab/><text:tab/>33.5.3 Drawing a circle using triangles</text:p>
      <text:p text:style-name="P788"><text:tab/><text:tab/>33.5.4 A bouncing square</text:p>
      <text:p text:style-name="P789"><text:tab/><text:tab/>33.5.5 A chess board</text:p>
      <text:p text:style-name="P790"><text:tab/><text:tab/>33.5.6 A moving shape</text:p>
      <text:p text:style-name="P791"><text:tab/>33.6 The Getrect module</text:p>
      <text:p text:style-name="P792"><text:tab/>33.7 The Window_Creation module</text:p>
      <text:p text:style-name="P793"><text:tab/>33.8 The Input module</text:p>
      <text:p text:style-name="Standard"><text:span text:style-name="T794"><text:tab/>33.9 How to load a font with Simp</text:span></text:p>
      <text:p text:style-name="P795"><text:tab/>33.10 How to load a texture with Simp</text:p>
      <text:p text:style-name="P796"><text:tab/>33.11 How to play a sound with module Sound_Player</text:p>
      <text:p text:style-name="P797"><text:tab/>33.12 How to disable a Windows app from opening the console</text:p>
      <text:p text:style-name="P798"/>
      <text:p text:style-name="P799"/>
      <text:h text:style-name="P800" text:outline-level="1">34 Other useful modules</text:h>
      <text:p text:style-name="Standard"><text:span text:style-name="T801"><text:tab/></text:span><text:span text:style-name="T802">34.1 The Sort module</text:span></text:p>
      <text:p text:style-name="P803"><text:tab/>34.2 The Hash_Table module</text:p>
      <text:p text:style-name="P804"><text:tab/>34.3 The Pool module</text:p>
      <text:p text:style-name="Standard"><text:span text:style-name="T805"><text:tab/></text:span><text:span text:style-name="T806"><text:tab/></text:span><text:span text:style-name="T807">34.3.1 Using a Pool</text:span></text:p>
      <text:p text:style-name="P808"><text:tab/><text:tab/>34.3.2 Allocating a struct on a Pool</text:p>
      <text:p text:style-name="P809"><text:tab/><text:tab/>34.3.3 Using a pool with a macro</text:p>
      <text:p text:style-name="P810"><text:tab/><text:tab/>34.3.4 Using a flat pool</text:p>
      <text:p text:style-name="P811"><text:tab/>34.4 The Mail module</text:p>
      <text:p text:style-name="P812"/>
      <text:h text:style-name="P813" text:outline-level="1">35 External modules</text:h>
      <text:p text:style-name="P814"><text:span text:style-name="T815"><text:tab/>35.1 Raylib</text:span></text:p>
      <text:p text:style-name="P816"/>
      <text:h text:style-name="P817" text:outline-level="1">36 Plugins</text:h>
      <text:p text:style-name="P818"><text:span text:style-name="T819"><text:tab/>36.1 What are plugins and how to use them?</text:span></text:p>
      <text:p text:style-name="P820"><text:tab/>36.2 How to make your own plugin?</text:p>
      <text:p text:style-name="P821"><text:span text:style-name="T822"><text:tab/>36.3 Plugins in the standard distribution</text:span></text:p>
      <text:p text:style-name="P823"/>
      <text:p text:style-name="P824"/>
      <text:p text:style-name="P825">A description/discussion of some larger and complete programs, in progressive difficulty:</text:p>
      <text:p text:style-name="P826"/>
      <text:h text:style-name="P827" text:outline-level="1">50 The guessing game</text:h>
      <text:p text:style-name="P828"><text:tab/>50.1 Linux version</text:p>
      <text:p text:style-name="P829"><text:tab/>50.2 Windows version</text:p>
      <text:p text:style-name="P830"/>
      <text:h text:style-name="P831" text:outline-level="1">51 The Game of Life</text:h>
      <text:p text:style-name="P832"><text:tab/>51.1 A console print version</text:p>
      <text:p text:style-name="P833"><text:tab/>51.2 A graphical version</text:p>
      <text:p text:style-name="P834"/>
      <text:h text:style-name="P835" text:outline-level="1">52 The Pong game</text:h>
      <text:p text:style-name="P836"><text:tab/>52.1 A Simp version</text:p>
      <text:p text:style-name="P837"><text:tab/>52.2 A version using Raylib</text:p>
      <text:p text:style-name="P838"/>
      <text:p text:style-name="P839"/>
      <text:p text:style-name="P840">Jaibreak</text:p>
      <text:p text:style-name="P841">SimpleGames.jai</text:p>
      <text:p text:style-name="P842">Invaders</text:p>
      <text:p text:style-name="P843">Chess</text:p>
      <text:p text:style-name="P844"/>
      <text:p text:style-name="P845">Larger example programs:</text:p>
      <text:h text:style-name="P846" text:outline-level="2"><text:span text:style-name="T847"><text:tab/></text:span><text:span text:style-name="T848">23B. Document types: a showcase of inheritance using structs, as and<text:s/></text:span><text:span text:style-name="T849"><text:tab/>polymorphism</text:span></text:h>
      <text:p text:style-name="P850"><text:tab/>27.2 Deleting subfolders</text:p>
      <text:p text:style-name="P851"><text:tab/>31.2 Building a program using OpenGL, macros and threads</text:p>
      <text:soft-page-break/>
      <text:h text:style-name="P852" text:outline-level="1"><text:tab/>All programs in § &gt;= 50</text:h>
      <text:p text:style-name="P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vo Balbaert</dc:creator>
    <meta:creation-date>2026-01-10T16:58:00Z</meta:creation-date>
    <dc:date>2026-01-14T09:25:00Z</dc:date>
    <meta:template xlink:href="Normal.dotm" xlink:type="simple"/>
    <meta:editing-cycles>248</meta:editing-cycles>
    <meta:editing-duration>PT1777740S</meta:editing-duration>
    <meta:document-statistic meta:page-count="14" meta:paragraph-count="667" meta:word-count="2947" meta:character-count="18019" meta:row-count="655" meta:non-whitespace-character-count="15739"/>
  </office:meta>
</office:document-meta>
</file>